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officeooo:rsid="00277f7b" officeooo:paragraph-rsid="00277f7b"/>
    </style:style>
    <style:style style:name="P2" style:family="paragraph" style:parent-style-name="Text_20_body">
      <style:text-properties officeooo:rsid="00277f7b" officeooo:paragraph-rsid="002f73b2"/>
    </style:style>
    <style:style style:name="P3" style:family="paragraph" style:parent-style-name="Text_20_body">
      <style:text-properties officeooo:rsid="0028b57c" officeooo:paragraph-rsid="0028b57c"/>
    </style:style>
    <style:style style:name="P4" style:family="paragraph" style:parent-style-name="Text_20_body">
      <style:text-properties officeooo:rsid="00229f3f" officeooo:paragraph-rsid="00229f3f"/>
    </style:style>
    <style:style style:name="P5" style:family="paragraph" style:parent-style-name="Text_20_body">
      <style:text-properties officeooo:rsid="002cfdbd" officeooo:paragraph-rsid="002cfdbd"/>
    </style:style>
    <style:style style:name="P6" style:family="paragraph" style:parent-style-name="Text_20_body">
      <style:text-properties officeooo:rsid="0020d064" officeooo:paragraph-rsid="0020d064"/>
    </style:style>
    <style:style style:name="P7" style:family="paragraph" style:parent-style-name="Text_20_body">
      <style:text-properties officeooo:rsid="002d3c83" officeooo:paragraph-rsid="002d3c83"/>
    </style:style>
    <style:style style:name="P8" style:family="paragraph" style:parent-style-name="Text_20_body">
      <style:text-properties officeooo:rsid="002d4e5a" officeooo:paragraph-rsid="002d4e5a"/>
    </style:style>
    <style:style style:name="P9" style:family="paragraph" style:parent-style-name="Text_20_body">
      <style:text-properties fo:font-style="normal" fo:font-weight="normal" officeooo:rsid="002d85af" officeooo:paragraph-rsid="002d85af" style:font-style-asian="normal" style:font-weight-asian="normal" style:font-style-complex="normal" style:font-weight-complex="normal"/>
    </style:style>
    <style:style style:name="P10" style:family="paragraph" style:parent-style-name="Heading_20_2">
      <style:text-properties officeooo:rsid="0020d064" officeooo:paragraph-rsid="0020d064"/>
    </style:style>
    <style:style style:name="P11" style:family="paragraph" style:parent-style-name="Heading_20_2">
      <style:text-properties officeooo:rsid="0025c7a8" officeooo:paragraph-rsid="00277f7b"/>
    </style:style>
    <style:style style:name="T1" style:family="text">
      <style:text-properties officeooo:rsid="0025c7a8"/>
    </style:style>
    <style:style style:name="T2" style:family="text">
      <style:text-properties officeooo:rsid="00277f7b"/>
    </style:style>
    <style:style style:name="T3" style:family="text">
      <style:text-properties officeooo:rsid="002b9a2b"/>
    </style:style>
    <style:style style:name="T4" style:family="text">
      <style:text-properties officeooo:rsid="002d3c83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2f73b2" style:font-style-asian="italic" style:font-style-complex="italic"/>
    </style:style>
    <style:style style:name="T7" style:family="text">
      <style:text-properties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officeooo:rsid="002f73b2"/>
    </style:style>
    <style:style style:name="T9" style:family="text">
      <style:text-properties officeooo:rsid="0031bd3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P<text:span text:style-name="T1">1</text:span> : <text:span text:style-name="T1">Démarrage</text:span></text:h>
      <text:p text:style-name="Standard"/>
      <text:h text:style-name="P10" text:outline-level="2"><text:span text:style-name="T1">1.</text:span>1 <text:span text:style-name="T1">Installation</text:span></text:h>
      <text:p text:style-name="P6"/>
      <text:p text:style-name="P7">En fonction de votre système d’exploitation, installer Gradle soit via le gestionnaire de paquets, soit manuellement</text:p>
      <text:h text:style-name="Heading_20_2" text:outline-level="2"><text:span text:style-name="T1">1</text:span>.2 <text:span text:style-name="T1">HelloWorld</text:span></text:h>
      <text:p text:style-name="P4"/>
      <text:p text:style-name="P5"><text:span text:style-name="T4">Écrire</text:span> la tâche <text:span text:style-name="T5">HelloWorld</text:span> comme décrite dans le support.</text:p>
      <text:p text:style-name="P5">Exécuter l<text:span text:style-name="T9">a</text:span> en mode quiet ou non</text:p>
      <text:p text:style-name="P8">Effectuer un <text:span text:style-name="T7">gradle tasks</text:span></text:p>
      <text:p text:style-name="P9">Le démon est-il démarrer ?</text:p>
      <text:h text:style-name="P11" text:outline-level="2">1.<text:span text:style-name="T2">3</text:span> <text:span text:style-name="T8">Thérapie de groupe</text:span></text:h>
      <text:p text:style-name="P2">R<text:span text:style-name="T8">écupérer le script fourni, le comprendre </text:span></text:p>
      <text:p text:style-name="P2">exécuter la tâche <text:span text:style-name="T5">groupThera</text:span><text:span text:style-name="T6">p</text:span><text:span text:style-name="T5">y</text:span></text:p>
      <text:p text:style-name="P1">exécuter les tâches <text:span text:style-name="T5">yayGradle0</text:span> et <text:span text:style-name="T5">groupTherapy</text:span> ; des changements ?</text:p>
      <text:p text:style-name="P1">Afficher les tâches disponibles du projet</text:p>
      <text:p text:style-name="P3">Utiliser une <text:span text:style-name="T3">abréviation</text:span> en camelCase</text:p>
      <text:p text:style-name="P3">Exclure la tâche <text:span text:style-name="T5">yayGradle0</text:span> lors de l’exécution de <text:span text:style-name="T5">groupTherapy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</meta:initial-creator>
    <meta:creation-date>2013-06-21T10:15:57</meta:creation-date>
    <dc:date>2020-01-12T18:40:05.525967364</dc:date>
    <meta:editing-duration>PT2H38M5S</meta:editing-duration>
    <meta:editing-cycles>36</meta:editing-cycles>
    <meta:generator>LibreOffice/6.0.7.3$Linux_X86_64 LibreOffice_project/00m0$Build-3</meta:generator>
    <meta:document-statistic meta:table-count="0" meta:image-count="0" meta:object-count="0" meta:page-count="1" meta:paragraph-count="15" meta:word-count="92" meta:character-count="602" meta:non-whitespace-character-count="524"/>
  </office:meta>
</office:document-meta>
</file>